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03: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9995" calcext:value-type="float">
            <text:p>9995</text:p>
          </table:table-cell>
          <table:table-cell office:value-type="float" office:value="8056" calcext:value-type="float">
            <text:p>8056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float" office:value="16573" calcext:value-type="float">
            <text:p>16573</text:p>
          </table:table-cell>
          <table:table-cell office:value-type="float" office:value="8444" calcext:value-type="float">
            <text:p>8444</text:p>
          </table:table-cell>
          <table:table-cell office:value-type="float" office:value="8129" calcext:value-type="float">
            <text:p>8129</text:p>
          </table:table-cell>
          <table:table-cell/>
          <table:table-cell office:value-type="float" office:value="366067" calcext:value-type="float">
            <text:p>366067</text:p>
          </table:table-cell>
          <table:table-cell office:value-type="float" office:value="182004" calcext:value-type="float">
            <text:p>182004</text:p>
          </table:table-cell>
          <table:table-cell office:value-type="float" office:value="184063" calcext:value-type="float">
            <text:p>184063</text:p>
          </table:table-cell>
          <table:table-cell/>
          <table:table-cell table:formula="of:=[.M2]/([.E2]+[.I2]+[.M2])" office:value-type="percentage" office:value="0.948138112923747" calcext:value-type="percentage">
            <text:p>94.81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765" calcext:value-type="float">
            <text:p>1765</text:p>
          </table:table-cell>
          <table:table-cell office:value-type="float" office:value="1758" calcext:value-type="float">
            <text:p>17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M3]/([.E3]+[.I3]+[.M3])" office:value-type="percentage" office:value="0.831649831649832" calcext:value-type="percentage">
            <text:p>83.1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8068" calcext:value-type="float">
            <text:p>8068</text:p>
          </table:table-cell>
          <table:table-cell office:value-type="float" office:value="6505" calcext:value-type="float">
            <text:p>6505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float" office:value="24287" calcext:value-type="float">
            <text:p>24287</text:p>
          </table:table-cell>
          <table:table-cell office:value-type="float" office:value="16103" calcext:value-type="float">
            <text:p>16103</text:p>
          </table:table-cell>
          <table:table-cell office:value-type="float" office:value="8184" calcext:value-type="float">
            <text:p>8184</text:p>
          </table:table-cell>
          <table:table-cell/>
          <table:table-cell office:value-type="float" office:value="345026" calcext:value-type="float">
            <text:p>345026</text:p>
          </table:table-cell>
          <table:table-cell office:value-type="float" office:value="167739" calcext:value-type="float">
            <text:p>167739</text:p>
          </table:table-cell>
          <table:table-cell office:value-type="float" office:value="177287" calcext:value-type="float">
            <text:p>177287</text:p>
          </table:table-cell>
          <table:table-cell/>
          <table:table-cell table:formula="of:=[.M4]/([.E4]+[.I4]+[.M4])" office:value-type="percentage" office:value="0.947886480532951" calcext:value-type="percentage">
            <text:p>94.7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7625" calcext:value-type="float">
            <text:p>7625</text:p>
          </table:table-cell>
          <table:table-cell office:value-type="float" office:value="5942" calcext:value-type="float">
            <text:p>5942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float" office:value="16266" calcext:value-type="float">
            <text:p>16266</text:p>
          </table:table-cell>
          <table:table-cell office:value-type="float" office:value="8638" calcext:value-type="float">
            <text:p>8638</text:p>
          </table:table-cell>
          <table:table-cell office:value-type="float" office:value="7628" calcext:value-type="float">
            <text:p>7628</text:p>
          </table:table-cell>
          <table:table-cell/>
          <table:table-cell office:value-type="float" office:value="364337" calcext:value-type="float">
            <text:p>364337</text:p>
          </table:table-cell>
          <table:table-cell office:value-type="float" office:value="181599" calcext:value-type="float">
            <text:p>181599</text:p>
          </table:table-cell>
          <table:table-cell office:value-type="float" office:value="182738" calcext:value-type="float">
            <text:p>182738</text:p>
          </table:table-cell>
          <table:table-cell/>
          <table:table-cell table:formula="of:=[.M5]/([.E5]+[.I5]+[.M5])" office:value-type="percentage" office:value="0.951517581450567" calcext:value-type="percentage">
            <text:p>95.15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8989" calcext:value-type="float">
            <text:p>8989</text:p>
          </table:table-cell>
          <table:table-cell office:value-type="float" office:value="6751" calcext:value-type="float">
            <text:p>6751</text:p>
          </table:table-cell>
          <table:table-cell office:value-type="float" office:value="2238" calcext:value-type="float">
            <text:p>2238</text:p>
          </table:table-cell>
          <table:table-cell/>
          <table:table-cell office:value-type="float" office:value="16860" calcext:value-type="float">
            <text:p>16860</text:p>
          </table:table-cell>
          <table:table-cell office:value-type="float" office:value="8608" calcext:value-type="float">
            <text:p>8608</text:p>
          </table:table-cell>
          <table:table-cell office:value-type="float" office:value="8252" calcext:value-type="float">
            <text:p>8252</text:p>
          </table:table-cell>
          <table:table-cell/>
          <table:table-cell office:value-type="float" office:value="356402" calcext:value-type="float">
            <text:p>356402</text:p>
          </table:table-cell>
          <table:table-cell office:value-type="float" office:value="176350" calcext:value-type="float">
            <text:p>176350</text:p>
          </table:table-cell>
          <table:table-cell office:value-type="float" office:value="180052" calcext:value-type="float">
            <text:p>180052</text:p>
          </table:table-cell>
          <table:table-cell/>
          <table:table-cell table:formula="of:=[.M6]/([.E6]+[.I6]+[.M6])" office:value-type="percentage" office:value="0.944946520977002" calcext:value-type="percentage">
            <text:p>94.49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6815" calcext:value-type="float">
            <text:p>6815</text:p>
          </table:table-cell>
          <table:table-cell office:value-type="float" office:value="5479" calcext:value-type="float">
            <text:p>5479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float" office:value="17269" calcext:value-type="float">
            <text:p>17269</text:p>
          </table:table-cell>
          <table:table-cell office:value-type="float" office:value="9728" calcext:value-type="float">
            <text:p>9728</text:p>
          </table:table-cell>
          <table:table-cell office:value-type="float" office:value="7541" calcext:value-type="float">
            <text:p>7541</text:p>
          </table:table-cell>
          <table:table-cell/>
          <table:table-cell office:value-type="float" office:value="362167" calcext:value-type="float">
            <text:p>362167</text:p>
          </table:table-cell>
          <table:table-cell office:value-type="float" office:value="180901" calcext:value-type="float">
            <text:p>180901</text:p>
          </table:table-cell>
          <table:table-cell office:value-type="float" office:value="181266" calcext:value-type="float">
            <text:p>181266</text:p>
          </table:table-cell>
          <table:table-cell/>
          <table:table-cell table:formula="of:=[.M7]/([.E7]+[.I7]+[.M7])" office:value-type="percentage" office:value="0.953314084662596" calcext:value-type="percentage">
            <text:p>95.3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5336" calcext:value-type="float">
            <text:p>5336</text:p>
          </table:table-cell>
          <table:table-cell office:value-type="float" office:value="4263" calcext:value-type="float">
            <text:p>4263</text:p>
          </table:table-cell>
          <table:table-cell office:value-type="float" office:value="1073" calcext:value-type="float">
            <text:p>1073</text:p>
          </table:table-cell>
          <table:table-cell/>
          <table:table-cell office:value-type="float" office:value="16818" calcext:value-type="float">
            <text:p>16818</text:p>
          </table:table-cell>
          <table:table-cell office:value-type="float" office:value="9225" calcext:value-type="float">
            <text:p>9225</text:p>
          </table:table-cell>
          <table:table-cell office:value-type="float" office:value="7593" calcext:value-type="float">
            <text:p>7593</text:p>
          </table:table-cell>
          <table:table-cell/>
          <table:table-cell office:value-type="float" office:value="358150" calcext:value-type="float">
            <text:p>358150</text:p>
          </table:table-cell>
          <table:table-cell office:value-type="float" office:value="178547" calcext:value-type="float">
            <text:p>178547</text:p>
          </table:table-cell>
          <table:table-cell office:value-type="float" office:value="179603" calcext:value-type="float">
            <text:p>179603</text:p>
          </table:table-cell>
          <table:table-cell/>
          <table:table-cell table:formula="of:=[.M8]/([.E8]+[.I8]+[.M8])" office:value-type="percentage" office:value="0.953970117225884" calcext:value-type="percentage">
            <text:p>95.4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628" calcext:value-type="float">
            <text:p>5628</text:p>
          </table:table-cell>
          <table:table-cell office:value-type="float" office:value="4473" calcext:value-type="float">
            <text:p>4473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float" office:value="14408" calcext:value-type="float">
            <text:p>14408</text:p>
          </table:table-cell>
          <table:table-cell office:value-type="float" office:value="8631" calcext:value-type="float">
            <text:p>8631</text:p>
          </table:table-cell>
          <table:table-cell office:value-type="float" office:value="5777" calcext:value-type="float">
            <text:p>5777</text:p>
          </table:table-cell>
          <table:table-cell/>
          <table:table-cell office:value-type="float" office:value="357770" calcext:value-type="float">
            <text:p>357770</text:p>
          </table:table-cell>
          <table:table-cell office:value-type="float" office:value="177146" calcext:value-type="float">
            <text:p>177146</text:p>
          </table:table-cell>
          <table:table-cell office:value-type="float" office:value="180624" calcext:value-type="float">
            <text:p>180624</text:p>
          </table:table-cell>
          <table:table-cell/>
          <table:table-cell table:formula="of:=[.M9]/([.E9]+[.I9]+[.M9])" office:value-type="percentage" office:value="0.963040371942247" calcext:value-type="percentage">
            <text:p>96.3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763" calcext:value-type="float">
            <text:p>5763</text:p>
          </table:table-cell>
          <table:table-cell office:value-type="float" office:value="4595" calcext:value-type="float">
            <text:p>4595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0716" calcext:value-type="float">
            <text:p>20716</text:p>
          </table:table-cell>
          <table:table-cell office:value-type="float" office:value="11283" calcext:value-type="float">
            <text:p>11283</text:p>
          </table:table-cell>
          <table:table-cell office:value-type="float" office:value="9433" calcext:value-type="float">
            <text:p>9433</text:p>
          </table:table-cell>
          <table:table-cell/>
          <table:table-cell office:value-type="float" office:value="354156" calcext:value-type="float">
            <text:p>354156</text:p>
          </table:table-cell>
          <table:table-cell office:value-type="float" office:value="176332" calcext:value-type="float">
            <text:p>176332</text:p>
          </table:table-cell>
          <table:table-cell office:value-type="float" office:value="177824" calcext:value-type="float">
            <text:p>177824</text:p>
          </table:table-cell>
          <table:table-cell/>
          <table:table-cell table:formula="of:=[.M10]/([.E10]+[.I10]+[.M10])" office:value-type="percentage" office:value="0.943738888151784" calcext:value-type="percentage">
            <text:p>94.3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7014" calcext:value-type="float">
            <text:p>7014</text:p>
          </table:table-cell>
          <table:table-cell office:value-type="float" office:value="5582" calcext:value-type="float">
            <text:p>5582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float" office:value="17525" calcext:value-type="float">
            <text:p>17525</text:p>
          </table:table-cell>
          <table:table-cell office:value-type="float" office:value="9023" calcext:value-type="float">
            <text:p>9023</text:p>
          </table:table-cell>
          <table:table-cell office:value-type="float" office:value="8502" calcext:value-type="float">
            <text:p>8502</text:p>
          </table:table-cell>
          <table:table-cell/>
          <table:table-cell office:value-type="float" office:value="362775" calcext:value-type="float">
            <text:p>362775</text:p>
          </table:table-cell>
          <table:table-cell office:value-type="float" office:value="182826" calcext:value-type="float">
            <text:p>182826</text:p>
          </table:table-cell>
          <table:table-cell office:value-type="float" office:value="179949" calcext:value-type="float">
            <text:p>179949</text:p>
          </table:table-cell>
          <table:table-cell/>
          <table:table-cell table:formula="of:=[.M11]/([.E11]+[.I11]+[.M11])" office:value-type="percentage" office:value="0.947683573568987" calcext:value-type="percentage">
            <text:p>94.77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office:value-type="float" office:value="4534" calcext:value-type="float">
            <text:p>4534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float" office:value="11155" calcext:value-type="float">
            <text:p>11155</text:p>
          </table:table-cell>
          <table:table-cell office:value-type="float" office:value="5656" calcext:value-type="float">
            <text:p>5656</text:p>
          </table:table-cell>
          <table:table-cell office:value-type="float" office:value="5499" calcext:value-type="float">
            <text:p>5499</text:p>
          </table:table-cell>
          <table:table-cell/>
          <table:table-cell office:value-type="float" office:value="357266" calcext:value-type="float">
            <text:p>357266</text:p>
          </table:table-cell>
          <table:table-cell office:value-type="float" office:value="179361" calcext:value-type="float">
            <text:p>179361</text:p>
          </table:table-cell>
          <table:table-cell office:value-type="float" office:value="177905" calcext:value-type="float">
            <text:p>177905</text:p>
          </table:table-cell>
          <table:table-cell/>
          <table:table-cell table:formula="of:=[.M12]/([.E12]+[.I12]+[.M12])" office:value-type="percentage" office:value="0.964767193414388" calcext:value-type="percentage">
            <text:p>96.4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9021" calcext:value-type="float">
            <text:p>9021</text:p>
          </table:table-cell>
          <table:table-cell office:value-type="float" office:value="7058" calcext:value-type="float">
            <text:p>7058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float" office:value="36989" calcext:value-type="float">
            <text:p>36989</text:p>
          </table:table-cell>
          <table:table-cell office:value-type="float" office:value="24084" calcext:value-type="float">
            <text:p>24084</text:p>
          </table:table-cell>
          <table:table-cell office:value-type="float" office:value="12905" calcext:value-type="float">
            <text:p>12905</text:p>
          </table:table-cell>
          <table:table-cell/>
          <table:table-cell office:value-type="float" office:value="344997" calcext:value-type="float">
            <text:p>344997</text:p>
          </table:table-cell>
          <table:table-cell office:value-type="float" office:value="166342" calcext:value-type="float">
            <text:p>166342</text:p>
          </table:table-cell>
          <table:table-cell office:value-type="float" office:value="178655" calcext:value-type="float">
            <text:p>178655</text:p>
          </table:table-cell>
          <table:table-cell/>
          <table:table-cell table:formula="of:=[.M13]/([.E13]+[.I13]+[.M13])" office:value-type="percentage" office:value="0.923171922717196" calcext:value-type="percentage">
            <text:p>92.3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8695" calcext:value-type="float">
            <text:p>8695</text:p>
          </table:table-cell>
          <table:table-cell office:value-type="float" office:value="6656" calcext:value-type="float">
            <text:p>6656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float" office:value="20619" calcext:value-type="float">
            <text:p>20619</text:p>
          </table:table-cell>
          <table:table-cell office:value-type="float" office:value="11653" calcext:value-type="float">
            <text:p>11653</text:p>
          </table:table-cell>
          <table:table-cell office:value-type="float" office:value="8966" calcext:value-type="float">
            <text:p>8966</text:p>
          </table:table-cell>
          <table:table-cell/>
          <table:table-cell office:value-type="float" office:value="364334" calcext:value-type="float">
            <text:p>364334</text:p>
          </table:table-cell>
          <table:table-cell office:value-type="float" office:value="180021" calcext:value-type="float">
            <text:p>180021</text:p>
          </table:table-cell>
          <table:table-cell office:value-type="float" office:value="184313" calcext:value-type="float">
            <text:p>184313</text:p>
          </table:table-cell>
          <table:table-cell/>
          <table:table-cell table:formula="of:=[.M14]/([.E14]+[.I14]+[.M14])" office:value-type="percentage" office:value="0.943655986647416" calcext:value-type="percentage">
            <text:p>94.37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5510" calcext:value-type="float">
            <text:p>5510</text:p>
          </table:table-cell>
          <table:table-cell office:value-type="float" office:value="4446" calcext:value-type="float">
            <text:p>4446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float" office:value="12933" calcext:value-type="float">
            <text:p>12933</text:p>
          </table:table-cell>
          <table:table-cell office:value-type="float" office:value="6563" calcext:value-type="float">
            <text:p>6563</text:p>
          </table:table-cell>
          <table:table-cell office:value-type="float" office:value="6370" calcext:value-type="float">
            <text:p>6370</text:p>
          </table:table-cell>
          <table:table-cell/>
          <table:table-cell office:value-type="float" office:value="361713" calcext:value-type="float">
            <text:p>361713</text:p>
          </table:table-cell>
          <table:table-cell office:value-type="float" office:value="178933" calcext:value-type="float">
            <text:p>178933</text:p>
          </table:table-cell>
          <table:table-cell office:value-type="float" office:value="182780" calcext:value-type="float">
            <text:p>182780</text:p>
          </table:table-cell>
          <table:table-cell/>
          <table:table-cell table:formula="of:=[.M15]/([.E15]+[.I15]+[.M15])" office:value-type="percentage" office:value="0.96091770321848" calcext:value-type="percentage">
            <text:p>96.0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8102" calcext:value-type="float">
            <text:p>8102</text:p>
          </table:table-cell>
          <table:table-cell office:value-type="float" office:value="6649" calcext:value-type="float">
            <text:p>6649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float" office:value="13113" calcext:value-type="float">
            <text:p>13113</text:p>
          </table:table-cell>
          <table:table-cell office:value-type="float" office:value="6943" calcext:value-type="float">
            <text:p>6943</text:p>
          </table:table-cell>
          <table:table-cell office:value-type="float" office:value="6170" calcext:value-type="float">
            <text:p>6170</text:p>
          </table:table-cell>
          <table:table-cell/>
          <table:table-cell office:value-type="float" office:value="363935" calcext:value-type="float">
            <text:p>363935</text:p>
          </table:table-cell>
          <table:table-cell office:value-type="float" office:value="181511" calcext:value-type="float">
            <text:p>181511</text:p>
          </table:table-cell>
          <table:table-cell office:value-type="float" office:value="182424" calcext:value-type="float">
            <text:p>182424</text:p>
          </table:table-cell>
          <table:table-cell/>
          <table:table-cell table:formula="of:=[.M16]/([.E16]+[.I16]+[.M16])" office:value-type="percentage" office:value="0.959888869595416" calcext:value-type="percentage">
            <text:p>95.9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8438" calcext:value-type="float">
            <text:p>8438</text:p>
          </table:table-cell>
          <table:table-cell office:value-type="float" office:value="6738" calcext:value-type="float">
            <text:p>6738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4624" calcext:value-type="float">
            <text:p>14624</text:p>
          </table:table-cell>
          <table:table-cell office:value-type="float" office:value="7039" calcext:value-type="float">
            <text:p>7039</text:p>
          </table:table-cell>
          <table:table-cell office:value-type="float" office:value="7585" calcext:value-type="float">
            <text:p>7585</text:p>
          </table:table-cell>
          <table:table-cell/>
          <table:table-cell office:value-type="float" office:value="361526" calcext:value-type="float">
            <text:p>361526</text:p>
          </table:table-cell>
          <table:table-cell office:value-type="float" office:value="180121" calcext:value-type="float">
            <text:p>180121</text:p>
          </table:table-cell>
          <table:table-cell office:value-type="float" office:value="181405" calcext:value-type="float">
            <text:p>181405</text:p>
          </table:table-cell>
          <table:table-cell/>
          <table:table-cell table:formula="of:=[.M17]/([.E17]+[.I17]+[.M17])" office:value-type="percentage" office:value="0.951308406313913" calcext:value-type="percentage">
            <text:p>95.1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7350" calcext:value-type="float">
            <text:p>7350</text:p>
          </table:table-cell>
          <table:table-cell office:value-type="float" office:value="5658" calcext:value-type="float">
            <text:p>5658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16049" calcext:value-type="float">
            <text:p>16049</text:p>
          </table:table-cell>
          <table:table-cell office:value-type="float" office:value="8263" calcext:value-type="float">
            <text:p>8263</text:p>
          </table:table-cell>
          <table:table-cell office:value-type="float" office:value="7786" calcext:value-type="float">
            <text:p>7786</text:p>
          </table:table-cell>
          <table:table-cell/>
          <table:table-cell office:value-type="float" office:value="361440" calcext:value-type="float">
            <text:p>361440</text:p>
          </table:table-cell>
          <table:table-cell office:value-type="float" office:value="178920" calcext:value-type="float">
            <text:p>178920</text:p>
          </table:table-cell>
          <table:table-cell office:value-type="float" office:value="182520" calcext:value-type="float">
            <text:p>182520</text:p>
          </table:table-cell>
          <table:table-cell/>
          <table:table-cell table:formula="of:=[.M18]/([.E18]+[.I18]+[.M18])" office:value-type="percentage" office:value="0.950634902446901" calcext:value-type="percentage">
            <text:p>95.06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697" calcext:value-type="float">
            <text:p>4697</text:p>
          </table:table-cell>
          <table:table-cell office:value-type="float" office:value="3417" calcext:value-type="float">
            <text:p>3417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12878" calcext:value-type="float">
            <text:p>12878</text:p>
          </table:table-cell>
          <table:table-cell office:value-type="float" office:value="6356" calcext:value-type="float">
            <text:p>6356</text:p>
          </table:table-cell>
          <table:table-cell office:value-type="float" office:value="6522" calcext:value-type="float">
            <text:p>6522</text:p>
          </table:table-cell>
          <table:table-cell/>
          <table:table-cell office:value-type="float" office:value="358085" calcext:value-type="float">
            <text:p>358085</text:p>
          </table:table-cell>
          <table:table-cell office:value-type="float" office:value="179128" calcext:value-type="float">
            <text:p>179128</text:p>
          </table:table-cell>
          <table:table-cell office:value-type="float" office:value="178957" calcext:value-type="float">
            <text:p>178957</text:p>
          </table:table-cell>
          <table:table-cell/>
          <table:table-cell table:formula="of:=[.M19]/([.E19]+[.I19]+[.M19])" office:value-type="percentage" office:value="0.958224235512077" calcext:value-type="percentage">
            <text:p>95.8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6443" calcext:value-type="float">
            <text:p>6443</text:p>
          </table:table-cell>
          <table:table-cell office:value-type="float" office:value="4700" calcext:value-type="float">
            <text:p>4700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float" office:value="15017" calcext:value-type="float">
            <text:p>15017</text:p>
          </table:table-cell>
          <table:table-cell office:value-type="float" office:value="7880" calcext:value-type="float">
            <text:p>788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float" office:value="361457" calcext:value-type="float">
            <text:p>361457</text:p>
          </table:table-cell>
          <table:table-cell office:value-type="float" office:value="181698" calcext:value-type="float">
            <text:p>181698</text:p>
          </table:table-cell>
          <table:table-cell office:value-type="float" office:value="179759" calcext:value-type="float">
            <text:p>179759</text:p>
          </table:table-cell>
          <table:table-cell/>
          <table:table-cell table:formula="of:=[.M20]/([.E20]+[.I20]+[.M20])" office:value-type="percentage" office:value="0.952925959107077" calcext:value-type="percentage">
            <text:p>95.29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977" calcext:value-type="float">
            <text:p>6977</text:p>
          </table:table-cell>
          <table:table-cell office:value-type="float" office:value="5096" calcext:value-type="float">
            <text:p>5096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13618" calcext:value-type="float">
            <text:p>13618</text:p>
          </table:table-cell>
          <table:table-cell office:value-type="float" office:value="6912" calcext:value-type="float">
            <text:p>6912</text:p>
          </table:table-cell>
          <table:table-cell office:value-type="float" office:value="6706" calcext:value-type="float">
            <text:p>6706</text:p>
          </table:table-cell>
          <table:table-cell/>
          <table:table-cell office:value-type="float" office:value="358038" calcext:value-type="float">
            <text:p>358038</text:p>
          </table:table-cell>
          <table:table-cell office:value-type="float" office:value="179834" calcext:value-type="float">
            <text:p>179834</text:p>
          </table:table-cell>
          <table:table-cell office:value-type="float" office:value="178204" calcext:value-type="float">
            <text:p>178204</text:p>
          </table:table-cell>
          <table:table-cell/>
          <table:table-cell table:formula="of:=[.M21]/([.E21]+[.I21]+[.M21])" office:value-type="percentage" office:value="0.954028834365681" calcext:value-type="percentage">
            <text:p>95.4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7590" calcext:value-type="float">
            <text:p>7590</text:p>
          </table:table-cell>
          <table:table-cell office:value-type="float" office:value="5628" calcext:value-type="float">
            <text:p>5628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17026" calcext:value-type="float">
            <text:p>17026</text:p>
          </table:table-cell>
          <table:table-cell office:value-type="float" office:value="8930" calcext:value-type="float">
            <text:p>8930</text:p>
          </table:table-cell>
          <table:table-cell office:value-type="float" office:value="8096" calcext:value-type="float">
            <text:p>8096</text:p>
          </table:table-cell>
          <table:table-cell/>
          <table:table-cell office:value-type="float" office:value="351940" calcext:value-type="float">
            <text:p>351940</text:p>
          </table:table-cell>
          <table:table-cell office:value-type="float" office:value="175436" calcext:value-type="float">
            <text:p>175436</text:p>
          </table:table-cell>
          <table:table-cell office:value-type="float" office:value="176504" calcext:value-type="float">
            <text:p>176504</text:p>
          </table:table-cell>
          <table:table-cell/>
          <table:table-cell table:formula="of:=[.M22]/([.E22]+[.I22]+[.M22])" office:value-type="percentage" office:value="0.946087627705535" calcext:value-type="percentage">
            <text:p>94.6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791" calcext:value-type="float">
            <text:p>3791</text:p>
          </table:table-cell>
          <table:table-cell office:value-type="float" office:value="2749" calcext:value-type="float">
            <text:p>2749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11966" calcext:value-type="float">
            <text:p>11966</text:p>
          </table:table-cell>
          <table:table-cell office:value-type="float" office:value="5927" calcext:value-type="float">
            <text:p>5927</text:p>
          </table:table-cell>
          <table:table-cell office:value-type="float" office:value="6039" calcext:value-type="float">
            <text:p>6039</text:p>
          </table:table-cell>
          <table:table-cell/>
          <table:table-cell office:value-type="float" office:value="353072" calcext:value-type="float">
            <text:p>353072</text:p>
          </table:table-cell>
          <table:table-cell office:value-type="float" office:value="176561" calcext:value-type="float">
            <text:p>176561</text:p>
          </table:table-cell>
          <table:table-cell office:value-type="float" office:value="176511" calcext:value-type="float">
            <text:p>176511</text:p>
          </table:table-cell>
          <table:table-cell/>
          <table:table-cell table:formula="of:=[.M23]/([.E23]+[.I23]+[.M23])" office:value-type="percentage" office:value="0.96143078129766" calcext:value-type="percentage">
            <text:p>96.1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7264" calcext:value-type="float">
            <text:p>7264</text:p>
          </table:table-cell>
          <table:table-cell office:value-type="float" office:value="5258" calcext:value-type="float">
            <text:p>525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6669" calcext:value-type="float">
            <text:p>16669</text:p>
          </table:table-cell>
          <table:table-cell office:value-type="float" office:value="8706" calcext:value-type="float">
            <text:p>8706</text:p>
          </table:table-cell>
          <table:table-cell office:value-type="float" office:value="7963" calcext:value-type="float">
            <text:p>7963</text:p>
          </table:table-cell>
          <table:table-cell/>
          <table:table-cell office:value-type="float" office:value="352139" calcext:value-type="float">
            <text:p>352139</text:p>
          </table:table-cell>
          <table:table-cell office:value-type="float" office:value="175069" calcext:value-type="float">
            <text:p>175069</text:p>
          </table:table-cell>
          <table:table-cell office:value-type="float" office:value="177070" calcext:value-type="float">
            <text:p>177070</text:p>
          </table:table-cell>
          <table:table-cell/>
          <table:table-cell table:formula="of:=[.M24]/([.E24]+[.I24]+[.M24])" office:value-type="percentage" office:value="0.946700955415715" calcext:value-type="percentage">
            <text:p>94.67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763" calcext:value-type="float">
            <text:p>6763</text:p>
          </table:table-cell>
          <table:table-cell office:value-type="float" office:value="4955" calcext:value-type="float">
            <text:p>4955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13083" calcext:value-type="float">
            <text:p>13083</text:p>
          </table:table-cell>
          <table:table-cell office:value-type="float" office:value="6483" calcext:value-type="float">
            <text:p>6483</text:p>
          </table:table-cell>
          <table:table-cell office:value-type="float" office:value="6600" calcext:value-type="float">
            <text:p>6600</text:p>
          </table:table-cell>
          <table:table-cell/>
          <table:table-cell office:value-type="float" office:value="362086" calcext:value-type="float">
            <text:p>362086</text:p>
          </table:table-cell>
          <table:table-cell office:value-type="float" office:value="180418" calcext:value-type="float">
            <text:p>180418</text:p>
          </table:table-cell>
          <table:table-cell office:value-type="float" office:value="181668" calcext:value-type="float">
            <text:p>181668</text:p>
          </table:table-cell>
          <table:table-cell/>
          <table:table-cell table:formula="of:=[.M25]/([.E25]+[.I25]+[.M25])" office:value-type="percentage" office:value="0.955765062396094" calcext:value-type="percentage">
            <text:p>95.58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1978" calcext:value-type="float">
            <text:p>11978</text:p>
          </table:table-cell>
          <table:table-cell office:value-type="float" office:value="8962" calcext:value-type="float">
            <text:p>8962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float" office:value="36635" calcext:value-type="float">
            <text:p>36635</text:p>
          </table:table-cell>
          <table:table-cell office:value-type="float" office:value="22078" calcext:value-type="float">
            <text:p>22078</text:p>
          </table:table-cell>
          <table:table-cell office:value-type="float" office:value="14557" calcext:value-type="float">
            <text:p>14557</text:p>
          </table:table-cell>
          <table:table-cell/>
          <table:table-cell office:value-type="float" office:value="340866" calcext:value-type="float">
            <text:p>340866</text:p>
          </table:table-cell>
          <table:table-cell office:value-type="float" office:value="166817" calcext:value-type="float">
            <text:p>166817</text:p>
          </table:table-cell>
          <table:table-cell office:value-type="float" office:value="174049" calcext:value-type="float">
            <text:p>174049</text:p>
          </table:table-cell>
          <table:table-cell/>
          <table:table-cell table:formula="of:=[.M26]/([.E26]+[.I26]+[.M26])" office:value-type="percentage" office:value="0.908293410986212" calcext:value-type="percentage">
            <text:p>90.8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7137" calcext:value-type="float">
            <text:p>7137</text:p>
          </table:table-cell>
          <table:table-cell office:value-type="float" office:value="5294" calcext:value-type="float">
            <text:p>5294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5561" calcext:value-type="float">
            <text:p>15561</text:p>
          </table:table-cell>
          <table:table-cell office:value-type="float" office:value="8184" calcext:value-type="float">
            <text:p>8184</text:p>
          </table:table-cell>
          <table:table-cell office:value-type="float" office:value="7377" calcext:value-type="float">
            <text:p>7377</text:p>
          </table:table-cell>
          <table:table-cell/>
          <table:table-cell office:value-type="float" office:value="366104" calcext:value-type="float">
            <text:p>366104</text:p>
          </table:table-cell>
          <table:table-cell office:value-type="float" office:value="183145" calcext:value-type="float">
            <text:p>183145</text:p>
          </table:table-cell>
          <table:table-cell office:value-type="float" office:value="182959" calcext:value-type="float">
            <text:p>182959</text:p>
          </table:table-cell>
          <table:table-cell/>
          <table:table-cell table:formula="of:=[.M27]/([.E27]+[.I27]+[.M27])" office:value-type="percentage" office:value="0.952023894390126" calcext:value-type="percentage">
            <text:p>95.2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5126" calcext:value-type="float">
            <text:p>5126</text:p>
          </table:table-cell>
          <table:table-cell office:value-type="float" office:value="3677" calcext:value-type="float">
            <text:p>3677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float" office:value="20134" calcext:value-type="float">
            <text:p>20134</text:p>
          </table:table-cell>
          <table:table-cell office:value-type="float" office:value="11694" calcext:value-type="float">
            <text:p>11694</text:p>
          </table:table-cell>
          <table:table-cell office:value-type="float" office:value="8440" calcext:value-type="float">
            <text:p>8440</text:p>
          </table:table-cell>
          <table:table-cell/>
          <table:table-cell office:value-type="float" office:value="363578" calcext:value-type="float">
            <text:p>363578</text:p>
          </table:table-cell>
          <table:table-cell office:value-type="float" office:value="180182" calcext:value-type="float">
            <text:p>180182</text:p>
          </table:table-cell>
          <table:table-cell office:value-type="float" office:value="183396" calcext:value-type="float">
            <text:p>183396</text:p>
          </table:table-cell>
          <table:table-cell/>
          <table:table-cell table:formula="of:=[.M28]/([.E28]+[.I28]+[.M28])" office:value-type="percentage" office:value="0.948837209302326" calcext:value-type="percentage">
            <text:p>94.8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7205" calcext:value-type="float">
            <text:p>7205</text:p>
          </table:table-cell>
          <table:table-cell office:value-type="float" office:value="5264" calcext:value-type="float">
            <text:p>5264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7510" calcext:value-type="float">
            <text:p>7510</text:p>
          </table:table-cell>
          <table:table-cell office:value-type="float" office:value="7347" calcext:value-type="float">
            <text:p>7347</text:p>
          </table:table-cell>
          <table:table-cell/>
          <table:table-cell office:value-type="float" office:value="367498" calcext:value-type="float">
            <text:p>367498</text:p>
          </table:table-cell>
          <table:table-cell office:value-type="float" office:value="185059" calcext:value-type="float">
            <text:p>185059</text:p>
          </table:table-cell>
          <table:table-cell office:value-type="float" office:value="182439" calcext:value-type="float">
            <text:p>182439</text:p>
          </table:table-cell>
          <table:table-cell/>
          <table:table-cell table:formula="of:=[.M29]/([.E29]+[.I29]+[.M29])" office:value-type="percentage" office:value="0.951556118856499" calcext:value-type="percentage">
            <text:p>95.16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356" calcext:value-type="float">
            <text:p>4356</text:p>
          </table:table-cell>
          <table:table-cell office:value-type="float" office:value="2668" calcext:value-type="float">
            <text:p>2668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float" office:value="12888" calcext:value-type="float">
            <text:p>12888</text:p>
          </table:table-cell>
          <table:table-cell office:value-type="float" office:value="5448" calcext:value-type="float">
            <text:p>5448</text:p>
          </table:table-cell>
          <table:table-cell office:value-type="float" office:value="7440" calcext:value-type="float">
            <text:p>7440</text:p>
          </table:table-cell>
          <table:table-cell/>
          <table:table-cell office:value-type="float" office:value="368855" calcext:value-type="float">
            <text:p>368855</text:p>
          </table:table-cell>
          <table:table-cell office:value-type="float" office:value="183651" calcext:value-type="float">
            <text:p>183651</text:p>
          </table:table-cell>
          <table:table-cell office:value-type="float" office:value="185204" calcext:value-type="float">
            <text:p>185204</text:p>
          </table:table-cell>
          <table:table-cell/>
          <table:table-cell table:formula="of:=[.M30]/([.E30]+[.I30]+[.M30])" office:value-type="percentage" office:value="0.953028837247597" calcext:value-type="percentage">
            <text:p>95.3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7423" calcext:value-type="float">
            <text:p>7423</text:p>
          </table:table-cell>
          <table:table-cell office:value-type="float" office:value="5621" calcext:value-type="float">
            <text:p>5621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16153" calcext:value-type="float">
            <text:p>16153</text:p>
          </table:table-cell>
          <table:table-cell office:value-type="float" office:value="8347" calcext:value-type="float">
            <text:p>8347</text:p>
          </table:table-cell>
          <table:table-cell office:value-type="float" office:value="7806" calcext:value-type="float">
            <text:p>7806</text:p>
          </table:table-cell>
          <table:table-cell/>
          <table:table-cell office:value-type="float" office:value="351389" calcext:value-type="float">
            <text:p>351389</text:p>
          </table:table-cell>
          <table:table-cell office:value-type="float" office:value="175035" calcext:value-type="float">
            <text:p>175035</text:p>
          </table:table-cell>
          <table:table-cell office:value-type="float" office:value="176354" calcext:value-type="float">
            <text:p>176354</text:p>
          </table:table-cell>
          <table:table-cell/>
          <table:table-cell table:formula="of:=[.M31]/([.E31]+[.I31]+[.M31])" office:value-type="percentage" office:value="0.948333530506232" calcext:value-type="percentage">
            <text:p>94.83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8520" calcext:value-type="float">
            <text:p>8520</text:p>
          </table:table-cell>
          <table:table-cell office:value-type="float" office:value="6384" calcext:value-type="float">
            <text:p>6384</text:p>
          </table:table-cell>
          <table:table-cell office:value-type="float" office:value="2136" calcext:value-type="float">
            <text:p>2136</text:p>
          </table:table-cell>
          <table:table-cell/>
          <table:table-cell office:value-type="float" office:value="19641" calcext:value-type="float">
            <text:p>19641</text:p>
          </table:table-cell>
          <table:table-cell office:value-type="float" office:value="10719" calcext:value-type="float">
            <text:p>10719</text:p>
          </table:table-cell>
          <table:table-cell office:value-type="float" office:value="8922" calcext:value-type="float">
            <text:p>8922</text:p>
          </table:table-cell>
          <table:table-cell/>
          <table:table-cell office:value-type="float" office:value="353386" calcext:value-type="float">
            <text:p>353386</text:p>
          </table:table-cell>
          <table:table-cell office:value-type="float" office:value="176639" calcext:value-type="float">
            <text:p>176639</text:p>
          </table:table-cell>
          <table:table-cell office:value-type="float" office:value="176747" calcext:value-type="float">
            <text:p>176747</text:p>
          </table:table-cell>
          <table:table-cell/>
          <table:table-cell table:formula="of:=[.M32]/([.E32]+[.I32]+[.M32])" office:value-type="percentage" office:value="0.94111977849365" calcext:value-type="percentage">
            <text:p>94.1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257" calcext:value-type="float">
            <text:p>4257</text:p>
          </table:table-cell>
          <table:table-cell office:value-type="float" office:value="3431" calcext:value-type="float">
            <text:p>3431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9159" calcext:value-type="float">
            <text:p>9159</text:p>
          </table:table-cell>
          <table:table-cell office:value-type="float" office:value="5172" calcext:value-type="float">
            <text:p>5172</text:p>
          </table:table-cell>
          <table:table-cell office:value-type="float" office:value="3987" calcext:value-type="float">
            <text:p>3987</text:p>
          </table:table-cell>
          <table:table-cell/>
          <table:table-cell office:value-type="float" office:value="356291" calcext:value-type="float">
            <text:p>356291</text:p>
          </table:table-cell>
          <table:table-cell office:value-type="float" office:value="177711" calcext:value-type="float">
            <text:p>177711</text:p>
          </table:table-cell>
          <table:table-cell office:value-type="float" office:value="178580" calcext:value-type="float">
            <text:p>178580</text:p>
          </table:table-cell>
          <table:table-cell/>
          <table:table-cell table:formula="of:=[.M33]/([.E33]+[.I33]+[.M33])" office:value-type="percentage" office:value="0.973755814016893" calcext:value-type="percentage">
            <text:p>97.38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946635706157459" calcext:value-type="percentage">
            <text:p>94.6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8:09:38.888841759</dc:date>
    <meta:editing-duration>PT2M32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